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02cm" table:align="right"/>
    </style:style>
    <style:style style:name="Table1.A" style:family="table-column">
      <style:table-column-properties style:column-width="8.4cm"/>
    </style:style>
    <style:style style:name="Table1.B" style:family="table-column">
      <style:table-column-properties style:column-width="8.5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359d5" officeooo:paragraph-rsid="001359d5"/>
    </style:style>
    <style:style style:name="P2" style:family="paragraph" style:parent-style-name="Preformatted_20_Text">
      <style:text-properties officeooo:rsid="001359d5" officeooo:paragraph-rsid="00147b17"/>
    </style:style>
    <style:style style:name="P3" style:family="paragraph" style:parent-style-name="Preformatted_20_Text">
      <style:text-properties officeooo:rsid="001359d5" officeooo:paragraph-rsid="002b433f"/>
    </style:style>
    <style:style style:name="P4" style:family="paragraph" style:parent-style-name="Preformatted_20_Text">
      <style:text-properties officeooo:rsid="001359d5" officeooo:paragraph-rsid="00364556"/>
    </style:style>
    <style:style style:name="P5" style:family="paragraph" style:parent-style-name="Preformatted_20_Text">
      <style:text-properties officeooo:rsid="001359d5" officeooo:paragraph-rsid="003f811d"/>
    </style:style>
    <style:style style:name="P6" style:family="paragraph" style:parent-style-name="Preformatted_20_Text">
      <style:text-properties style:font-name="Liberation Mono" fo:font-size="10pt" officeooo:rsid="001359d5" officeooo:paragraph-rsid="00147b17" style:font-name-asian="Droid Sans Fallback1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1359d5" officeooo:paragraph-rsid="00166fcd" style:font-name-asian="Droid Sans Fallback1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1359d5" officeooo:paragraph-rsid="001a20f3" style:font-name-asian="Droid Sans Fallback1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1359d5" officeooo:paragraph-rsid="001bf2e6" style:font-name-asian="Droid Sans Fallback1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fo:font-weight="bold" officeooo:rsid="001359d5" officeooo:paragraph-rsid="00147b17" style:font-name-asian="Droid Sans Fallback1" style:font-size-asian="10pt" style:font-weight-asian="bold" style:font-name-complex="Liberation Mono" style:font-size-complex="10pt" style:font-weight-complex="bold"/>
    </style:style>
    <style:style style:name="P11" style:family="paragraph" style:parent-style-name="Preformatted_20_Text">
      <style:text-properties style:font-name="Liberation Mono" fo:font-size="10pt" fo:font-weight="bold" officeooo:rsid="001359d5" officeooo:paragraph-rsid="00166fcd" style:font-name-asian="Droid Sans Fallback1" style:font-size-asian="10pt" style:font-weight-asian="bold" style:font-name-complex="Liberation Mono" style:font-size-complex="10pt" style:font-weight-complex="bold"/>
    </style:style>
    <style:style style:name="P12" style:family="paragraph" style:parent-style-name="Preformatted_20_Text">
      <style:text-properties style:font-name="Liberation Mono" fo:font-size="10pt" fo:font-weight="normal" officeooo:rsid="001359d5" officeooo:paragraph-rsid="00166fcd" style:font-name-asian="Droid Sans Fallback1" style:font-size-asian="10pt" style:font-weight-asian="normal" style:font-name-complex="Liberation Mono" style:font-size-complex="10pt" style:font-weight-complex="normal"/>
    </style:style>
    <style:style style:name="P13" style:family="paragraph" style:parent-style-name="Preformatted_20_Text">
      <style:text-properties style:font-name="Liberation Mono" fo:font-size="10pt" fo:font-weight="normal" officeooo:rsid="001359d5" officeooo:paragraph-rsid="00198b82" style:font-name-asian="Droid Sans Fallback1" style:font-size-asian="10pt" style:font-weight-asian="normal" style:font-name-complex="Liberation Mono" style:font-size-complex="10pt" style:font-weight-complex="normal"/>
    </style:style>
    <style:style style:name="P14" style:family="paragraph" style:parent-style-name="Preformatted_20_Text">
      <style:text-properties style:font-name="Liberation Mono" fo:font-size="10pt" fo:font-weight="normal" officeooo:rsid="001359d5" officeooo:paragraph-rsid="001f451b" style:font-name-asian="Droid Sans Fallback1" style:font-size-asian="10pt" style:font-weight-asian="normal" style:font-name-complex="Liberation Mono" style:font-size-complex="10pt" style:font-weight-complex="normal"/>
    </style:style>
    <style:style style:name="P15" style:family="paragraph" style:parent-style-name="Preformatted_20_Text">
      <style:text-properties style:font-name="Liberation Mono" fo:font-size="10pt" fo:font-weight="normal" officeooo:rsid="001359d5" officeooo:paragraph-rsid="002392ce" style:font-name-asian="Droid Sans Fallback1" style:font-size-asian="10pt" style:font-weight-asian="normal" style:font-name-complex="Liberation Mono" style:font-size-complex="10pt" style:font-weight-complex="normal"/>
    </style:style>
    <style:style style:name="P16" style:family="paragraph" style:parent-style-name="Preformatted_20_Text">
      <style:text-properties style:font-name="Liberation Mono" fo:font-size="10pt" fo:font-weight="normal" officeooo:rsid="001359d5" officeooo:paragraph-rsid="0028a23b" style:font-name-asian="Droid Sans Fallback1" style:font-size-asian="10pt" style:font-weight-asian="normal" style:font-name-complex="Liberation Mono" style:font-size-complex="10pt" style:font-weight-complex="normal"/>
    </style:style>
    <style:style style:name="P17" style:family="paragraph" style:parent-style-name="Preformatted_20_Text">
      <style:text-properties style:font-name="Liberation Mono" fo:font-size="10pt" fo:font-weight="normal" officeooo:rsid="001359d5" officeooo:paragraph-rsid="002b433f" style:font-name-asian="Droid Sans Fallback1" style:font-size-asian="10pt" style:font-weight-asian="normal" style:font-name-complex="Liberation Mono" style:font-size-complex="10pt" style:font-weight-complex="normal"/>
    </style:style>
    <style:style style:name="P18" style:family="paragraph" style:parent-style-name="Preformatted_20_Text">
      <style:text-properties style:font-name="Liberation Mono" fo:font-size="10pt" fo:font-weight="normal" officeooo:rsid="003d4594" officeooo:paragraph-rsid="003d4594" style:font-name-asian="Droid Sans Fallback1" style:font-size-asian="10pt" style:font-weight-asian="normal" style:font-name-complex="Liberation Mono" style:font-size-complex="10pt" style:font-weight-complex="normal"/>
    </style:style>
    <style:style style:name="P19" style:family="paragraph" style:parent-style-name="Preformatted_20_Text">
      <style:text-properties officeooo:rsid="003481f4" officeooo:paragraph-rsid="003481f4"/>
    </style:style>
    <style:style style:name="P20" style:family="paragraph" style:parent-style-name="Table_20_Contents"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1f451b" officeooo:paragraph-rsid="001f451b" style:font-name-asian="Droid Sans Fallback1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29ab73" officeooo:paragraph-rsid="0029ab73" style:font-name-asian="Droid Sans Fallback1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29ab73" officeooo:paragraph-rsid="002b433f" style:font-name-asian="Droid Sans Fallback1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3e6b75" officeooo:paragraph-rsid="003e6b75" style:font-name-asian="Droid Sans Fallback1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fo:font-weight="normal" officeooo:rsid="002392ce" officeooo:paragraph-rsid="0025f71c" style:font-name-asian="Droid Sans Fallback1" style:font-size-asian="10pt" style:font-weight-asian="normal" style:font-name-complex="Liberation Mono" style:font-size-complex="10pt" style:font-weight-complex="normal"/>
    </style:style>
    <style:style style:name="P26" style:family="paragraph" style:parent-style-name="Table_20_Contents">
      <style:text-properties officeooo:rsid="001f451b" officeooo:paragraph-rsid="001f451b"/>
    </style:style>
    <style:style style:name="P27" style:family="paragraph" style:parent-style-name="Preformatted_20_Text">
      <style:text-properties style:font-name="Liberation Mono" fo:font-size="10pt" officeooo:rsid="001359d5" officeooo:paragraph-rsid="00147b17" style:font-name-asian="Droid Sans Fallback1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rsid="001359d5" officeooo:paragraph-rsid="001a20f3" style:font-name-asian="Droid Sans Fallback1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rsid="001359d5" officeooo:paragraph-rsid="001bf2e6" style:font-name-asian="Droid Sans Fallback1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rsid="001359d5" officeooo:paragraph-rsid="0049f93e" style:font-name-asian="Droid Sans Fallback1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rsid="001359d5" officeooo:paragraph-rsid="004ab192" style:font-name-asian="Droid Sans Fallback1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officeooo:rsid="001359d5" officeooo:paragraph-rsid="0056773d" style:font-name-asian="Droid Sans Fallback1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fo:font-weight="normal" officeooo:rsid="001359d5" officeooo:paragraph-rsid="00447eb8" style:font-name-asian="Droid Sans Fallback1" style:font-size-asian="10pt" style:font-weight-asian="normal" style:font-name-complex="Liberation Mono" style:font-size-complex="10pt" style:font-weight-complex="normal"/>
    </style:style>
    <style:style style:name="P34" style:family="paragraph" style:parent-style-name="Preformatted_20_Text">
      <style:text-properties style:font-name="Liberation Mono" fo:font-size="10pt" fo:font-weight="normal" officeooo:rsid="001359d5" officeooo:paragraph-rsid="00475452" style:font-name-asian="Droid Sans Fallback1" style:font-size-asian="10pt" style:font-weight-asian="normal" style:font-name-complex="Liberation Mono" style:font-size-complex="10pt" style:font-weight-complex="normal"/>
    </style:style>
    <style:style style:name="P35" style:family="paragraph" style:parent-style-name="Preformatted_20_Text">
      <style:text-properties style:font-name="Liberation Mono" fo:font-size="10pt" fo:font-weight="normal" officeooo:rsid="001359d5" officeooo:paragraph-rsid="0058d31a" style:font-name-asian="Droid Sans Fallback1" style:font-size-asian="10pt" style:font-weight-asian="normal" style:font-name-complex="Liberation Mono" style:font-size-complex="10pt" style:font-weight-complex="normal"/>
    </style:style>
    <style:style style:name="P36" style:family="paragraph" style:parent-style-name="Preformatted_20_Text">
      <style:text-properties style:font-name="Liberation Mono" fo:font-size="10pt" fo:font-weight="bold" officeooo:rsid="001359d5" officeooo:paragraph-rsid="00166fcd" style:font-name-asian="Droid Sans Fallback1" style:font-size-asian="10pt" style:font-weight-asian="bold" style:font-name-complex="Liberation Mono" style:font-size-complex="10pt" style:font-weight-complex="bold"/>
    </style:style>
    <style:style style:name="P37" style:family="paragraph" style:parent-style-name="Preformatted_20_Text">
      <style:text-properties officeooo:rsid="001359d5" officeooo:paragraph-rsid="00447eb8"/>
    </style:style>
    <style:style style:name="P38" style:family="paragraph" style:parent-style-name="Preformatted_20_Text">
      <style:text-properties officeooo:rsid="001359d5" officeooo:paragraph-rsid="001359d5"/>
    </style:style>
    <style:style style:name="P39" style:family="paragraph" style:parent-style-name="Preformatted_20_Text">
      <style:text-properties officeooo:rsid="001359d5" officeooo:paragraph-rsid="0053c1b1"/>
    </style:style>
    <style:style style:name="P40" style:family="paragraph" style:parent-style-name="Preformatted_20_Text">
      <style:text-properties officeooo:rsid="001359d5" officeooo:paragraph-rsid="00540f4d"/>
    </style:style>
    <style:style style:name="P41" style:family="paragraph" style:parent-style-name="Preformatted_20_Text">
      <style:text-properties officeooo:rsid="001359d5" officeooo:paragraph-rsid="0056773d"/>
    </style:style>
    <style:style style:name="P42" style:family="paragraph" style:parent-style-name="Preformatted_20_Text">
      <style:text-properties officeooo:rsid="001359d5" officeooo:paragraph-rsid="0057fc7a"/>
    </style:style>
    <style:style style:name="P43" style:family="paragraph" style:parent-style-name="Preformatted_20_Text">
      <style:text-properties officeooo:rsid="001359d5" officeooo:paragraph-rsid="0058d31a"/>
    </style:style>
    <style:style style:name="P44" style:family="paragraph" style:parent-style-name="Preformatted_20_Text">
      <style:text-properties officeooo:rsid="00378590" officeooo:paragraph-rsid="006449cf"/>
    </style:style>
    <style:style style:name="P45" style:family="paragraph" style:parent-style-name="Preformatted_20_Text">
      <style:text-properties officeooo:rsid="00378590" officeooo:paragraph-rsid="001359d5"/>
    </style:style>
    <style:style style:name="P46" style:family="paragraph" style:parent-style-name="Preformatted_20_Text">
      <style:text-properties officeooo:rsid="0045a3cf" officeooo:paragraph-rsid="0064a2ed"/>
    </style:style>
    <style:style style:name="P47" style:family="paragraph" style:parent-style-name="Table_20_Contents">
      <style:text-properties style:font-name="Liberation Mono" fo:font-size="10pt" fo:font-weight="normal" officeooo:rsid="003e6b75" officeooo:paragraph-rsid="002b433f" style:font-name-asian="Droid Sans Fallback1" style:font-size-asian="10pt" style:font-weight-asian="normal" style:font-name-complex="Liberation Mono" style:font-size-complex="10pt" style:font-weight-complex="normal"/>
    </style:style>
    <style:style style:name="P48" style:family="paragraph" style:parent-style-name="Table_20_Contents">
      <style:text-properties style:font-name="Liberation Mono" fo:font-size="10pt" fo:font-weight="normal" officeooo:rsid="003e6b75" officeooo:paragraph-rsid="003e6b75" style:font-name-asian="Droid Sans Fallback1" style:font-size-asian="10pt" style:font-weight-asian="normal" style:font-name-complex="Liberation Mono" style:font-size-complex="10pt" style:font-weight-complex="normal"/>
    </style:style>
    <style:style style:name="P49" style:family="paragraph" style:parent-style-name="Table_20_Contents">
      <style:text-properties style:font-name="Liberation Mono" fo:font-size="10pt" officeooo:rsid="005b9ddf" officeooo:paragraph-rsid="005b9ddf" style:font-name-asian="Droid Sans Fallback1" style:font-size-asian="10pt" style:font-name-complex="Liberation Mono" style:font-size-complex="10pt"/>
    </style:style>
    <style:style style:name="P50" style:family="paragraph" style:parent-style-name="Table_20_Contents">
      <style:text-properties style:font-name="Liberation Mono" fo:font-size="10pt" officeooo:rsid="005b9ddf" officeooo:paragraph-rsid="005dae0d" style:font-name-asian="Droid Sans Fallback1" style:font-size-asian="10pt" style:font-name-complex="Liberation Mono" style:font-size-complex="10pt"/>
    </style:style>
    <style:style style:name="P51" style:family="paragraph" style:parent-style-name="Table_20_Contents">
      <style:text-properties style:font-name="Liberation Mono" fo:font-size="10pt" officeooo:rsid="005d6e94" officeooo:paragraph-rsid="005d6e94" style:font-name-asian="Droid Sans Fallback1" style:font-size-asian="10pt" style:font-name-complex="Liberation Mono" style:font-size-complex="10pt"/>
    </style:style>
    <style:style style:name="P52" style:family="paragraph" style:parent-style-name="Table_20_Contents">
      <style:text-properties style:font-name="Liberation Mono" fo:font-size="10pt" officeooo:rsid="005dae0d" officeooo:paragraph-rsid="005dae0d" style:font-name-asian="Droid Sans Fallback1" style:font-size-asian="10pt" style:font-name-complex="Liberation Mono" style:font-size-complex="10pt"/>
    </style:style>
    <style:style style:name="T1" style:family="text"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2269d5" style:font-name-asian="Droid Sans Fallback1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20e47d" style:font-name-asian="Droid Sans Fallback1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29b208" style:font-name-asian="Droid Sans Fallback1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f451b" style:font-name-asian="Droid Sans Fallback1" style:font-size-asian="10pt" style:font-name-complex="Liberation Mono" style:font-size-complex="10pt"/>
    </style:style>
    <style:style style:name="T6" style:family="text">
      <style:text-properties officeooo:rsid="001359d5"/>
    </style:style>
    <style:style style:name="T7" style:family="text">
      <style:text-properties officeooo:rsid="00147b17"/>
    </style:style>
    <style:style style:name="T8" style:family="text">
      <style:text-properties officeooo:rsid="0017a01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359d5" style:font-weight-asian="normal" style:font-weight-complex="normal"/>
    </style:style>
    <style:style style:name="T11" style:family="text">
      <style:text-properties fo:font-weight="normal" officeooo:rsid="002b433f" style:font-weight-asian="normal" style:font-weight-complex="normal"/>
    </style:style>
    <style:style style:name="T12" style:family="text">
      <style:text-properties fo:font-weight="normal" officeooo:rsid="002c3724" style:font-weight-asian="normal" style:font-weight-complex="normal"/>
    </style:style>
    <style:style style:name="T13" style:family="text">
      <style:text-properties fo:font-weight="normal" officeooo:rsid="003e6b75" style:font-weight-asian="normal" style:font-weight-complex="normal"/>
    </style:style>
    <style:style style:name="T14" style:family="text">
      <style:text-properties fo:font-weight="normal" officeooo:rsid="003f811d" style:font-weight-asian="normal" style:font-weight-complex="normal"/>
    </style:style>
    <style:style style:name="T15" style:family="text">
      <style:text-properties fo:font-weight="normal" officeooo:rsid="005b1c8e" style:font-weight-asian="normal" style:font-weight-complex="normal"/>
    </style:style>
    <style:style style:name="T16" style:family="text">
      <style:text-properties fo:font-weight="normal" officeooo:rsid="005b2bc1" style:font-weight-asian="normal" style:font-weight-complex="normal"/>
    </style:style>
    <style:style style:name="T17" style:family="text">
      <style:text-properties officeooo:rsid="001a20f3"/>
    </style:style>
    <style:style style:name="T18" style:family="text">
      <style:text-properties officeooo:rsid="001df65d"/>
    </style:style>
    <style:style style:name="T19" style:family="text">
      <style:text-properties officeooo:rsid="001f451b"/>
    </style:style>
    <style:style style:name="T20" style:family="text">
      <style:text-properties officeooo:rsid="0026c6c2"/>
    </style:style>
    <style:style style:name="T21" style:family="text">
      <style:text-properties officeooo:rsid="0029ab73"/>
    </style:style>
    <style:style style:name="T22" style:family="text">
      <style:text-properties officeooo:rsid="0029b208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1359d5" style:font-style-asian="italic" style:font-style-complex="italic"/>
    </style:style>
    <style:style style:name="T25" style:family="text">
      <style:text-properties fo:font-style="italic" officeooo:rsid="002b433f" style:font-style-asian="italic" style:font-style-complex="italic"/>
    </style:style>
    <style:style style:name="T26" style:family="text">
      <style:text-properties fo:font-style="italic" fo:font-weight="normal" officeooo:rsid="003f811d" style:font-style-asian="italic" style:font-weight-asian="normal" style:font-style-complex="italic" style:font-weight-complex="normal"/>
    </style:style>
    <style:style style:name="T27" style:family="text">
      <style:text-properties officeooo:rsid="002b433f"/>
    </style:style>
    <style:style style:name="T28" style:family="text">
      <style:text-properties officeooo:rsid="002c19d7"/>
    </style:style>
    <style:style style:name="T29" style:family="text">
      <style:text-properties officeooo:rsid="002c3724"/>
    </style:style>
    <style:style style:name="T30" style:family="text">
      <style:text-properties officeooo:rsid="002db16e"/>
    </style:style>
    <style:style style:name="T31" style:family="text">
      <style:text-properties officeooo:rsid="002f31d3"/>
    </style:style>
    <style:style style:name="T32" style:family="text">
      <style:text-properties officeooo:rsid="0032a34a"/>
    </style:style>
    <style:style style:name="T33" style:family="text">
      <style:text-properties officeooo:rsid="00364556"/>
    </style:style>
    <style:style style:name="T34" style:family="text">
      <style:text-properties officeooo:rsid="0038c19e"/>
    </style:style>
    <style:style style:name="T35" style:family="text">
      <style:text-properties officeooo:rsid="003aa293"/>
    </style:style>
    <style:style style:name="T36" style:family="text">
      <style:text-properties officeooo:rsid="003c29fb"/>
    </style:style>
    <style:style style:name="T37" style:family="text">
      <style:text-properties officeooo:rsid="003e44ea"/>
    </style:style>
    <style:style style:name="T38" style:family="text">
      <style:text-properties officeooo:rsid="003f8690"/>
    </style:style>
    <style:style style:name="T39" style:family="text">
      <style:text-properties officeooo:rsid="0041a244"/>
    </style:style>
    <style:style style:name="T40" style:family="text">
      <style:text-properties officeooo:rsid="004443df"/>
    </style:style>
    <style:style style:name="T41" style:family="text">
      <style:text-properties officeooo:rsid="0048c96c"/>
    </style:style>
    <style:style style:name="T42" style:family="text">
      <style:text-properties officeooo:rsid="004af60b"/>
    </style:style>
    <style:style style:name="T43" style:family="text">
      <style:text-properties officeooo:rsid="004b6769"/>
    </style:style>
    <style:style style:name="T44" style:family="text">
      <style:text-properties officeooo:rsid="004d6364"/>
    </style:style>
    <style:style style:name="T45" style:family="text">
      <style:text-properties officeooo:rsid="004dd3e2"/>
    </style:style>
    <style:style style:name="T46" style:family="text">
      <style:text-properties officeooo:rsid="004ee828"/>
    </style:style>
    <style:style style:name="T47" style:family="text">
      <style:text-properties officeooo:rsid="0050d48c"/>
    </style:style>
    <style:style style:name="T48" style:family="text">
      <style:text-properties officeooo:rsid="00524ae0"/>
    </style:style>
    <style:style style:name="T49" style:family="text">
      <style:text-properties officeooo:rsid="0053c1b1"/>
    </style:style>
    <style:style style:name="T50" style:family="text">
      <style:text-properties officeooo:rsid="00540f4d"/>
    </style:style>
    <style:style style:name="T51" style:family="text">
      <style:text-properties officeooo:rsid="0056773d"/>
    </style:style>
    <style:style style:name="T52" style:family="text">
      <style:text-properties officeooo:rsid="005b1c8e"/>
    </style:style>
    <style:style style:name="T53" style:family="text">
      <style:text-properties officeooo:rsid="005b2bc1"/>
    </style:style>
    <style:style style:name="T54" style:family="text">
      <style:text-properties officeooo:rsid="005b9ddf"/>
    </style:style>
    <style:style style:name="T55" style:family="text">
      <style:text-properties officeooo:rsid="005d6e94"/>
    </style:style>
    <style:style style:name="T56" style:family="text">
      <style:text-properties officeooo:rsid="005dae0d"/>
    </style:style>
    <style:style style:name="T57" style:family="text">
      <style:text-properties officeooo:rsid="005f5604"/>
    </style:style>
    <style:style style:name="T58" style:family="text">
      <style:text-properties officeooo:rsid="00636771"/>
    </style:style>
    <style:style style:name="T59" style:family="text">
      <style:text-properties officeooo:rsid="006449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ral Description</text:h>
      <text:p text:style-name="P39"/>
      <text:p text:style-name="P39">A template defines the top-level entity/architecture. <text:span text:style-name="T49">The template contains place-holders, to inject synthesizable code, and simulate the behaviour on the rising edge of the clock, and receipt of a </text:span>reset <text:span text:style-name="T49">signal</text:span>. </text:p>
      <text:p text:style-name="P39"><text:span text:style-name="T49"><text:s/>The process state-machine maps to a concurrent (combinatorial) VHDL process clled 'beginCycle', described in the architecture. Synchronous state-machines map to procedure declarations in 'beginCycle'. </text:span></text:p>
      <text:p text:style-name="P1"/>
      <text:p text:style-name="P40">The process state-machine do<text:span text:style-name="T22">es</text:span> not have a <text:span text:style-name="T58">state-machine progress </text:span>control variable. <text:span text:style-name="T50">I</text:span>t is translated to sequential <text:span text:style-name="T50">code</text:span> which <text:span text:style-name="T50">is evaluated, from beginning to end,</text:span> <text:span text:style-name="T58">on the rising clock edge</text:span>.</text:p>
      <text:p text:style-name="P40"/>
      <text:p text:style-name="P44"><text:span text:style-name="T34">S</text:span>ynchronous state-machines <text:span text:style-name="T48">are </text:span>evaluated <text:span text:style-name="T59">using a procedure call from the process state-machine. This means the synchronous state-machines makes one transition</text:span> per clock tick.</text:p>
      <text:p text:style-name="P40"/>
      <text:p text:style-name="P1"><text:span text:style-name="T47">The c</text:span>urrent <text:span text:style-name="T59">approach</text:span> translates Event-B integer and boolean variables/constants <text:span text:style-name="T59">as follows,</text:span></text:p>
      <text:p text:style-name="P1"/>
      <text:p text:style-name="P19">Variables map to signals:</text:p>
      <text:p text:style-name="P1">Integer variables map to signals <text:span text:style-name="T32">of</text:span> type Integer.</text:p>
      <text:p text:style-name="P1">Boolean variables map to signals <text:span text:style-name="T32">of</text:span> type std_out.</text:p>
      <text:p text:style-name="P1"/>
      <text:p text:style-name="P1">Integer constants map to constant Integer types.</text:p>
      <text:p text:style-name="P4"><text:span text:style-name="T33">Boolean</text:span> constants map to constant <text:span text:style-name="T33">std_out</text:span> types ???</text:p>
      <text:p text:style-name="P45"/>
      <text:p text:style-name="P46">Nested state-machines are flattened during translation. </text:p>
      <text:p text:style-name="P46"><text:span text:style-name="T46">There are no parallel state-machines.</text:span></text:p>
      <text:p text:style-name="P1"/>
      <text:h text:style-name="Heading_20_1" text:outline-level="1">Translation of Component Diagram Elements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Top-level Diagram</text:p>
          </table:table-cell>
          <table:table-cell table:style-name="Table1.B1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6"><text:s/>Name</text:p>
          </table:table-cell>
          <table:table-cell table:style-name="Table1.B2" office:value-type="string">
            <text:p text:style-name="P6">No mapping to VHDL. Ignored in translation.</text:p>
          </table:table-cell>
        </table:table-row>
        <table:table-row>
          <table:table-cell table:style-name="Table1.A2" office:value-type="string">
            <text:p text:style-name="P6"><text:s/>Variables</text:p>
          </table:table-cell>
          <table:table-cell table:style-name="Table1.B2" office:value-type="string">
            <text:p text:style-name="P2">Variables (a) associated with connectors become signals in the entity port declaration.</text:p>
            <text:p text:style-name="P6">Variables associated with incoming connectors also map to 'signals' in the the cycle process sensitivity list.</text:p>
          </table:table-cell>
        </table:table-row>
        <table:table-row>
          <table:table-cell table:style-name="Table1.A2" office:value-type="string">
            <text:p text:style-name="P2"><text:s/>Invariants</text:p>
          </table:table-cell>
          <table:table-cell table:style-name="Table1.B2" office:value-type="string">
            <text:p text:style-name="P2">Map to typing information for the variables in (a) the entity port declaration.</text:p>
            <text:p text:style-name="P2"><text:s/>Initialisations</text:p>
            <text:p text:style-name="P6">Map to initialisations of the variables in (a).</text:p>
          </table:table-cell>
        </table:table-row>
        <table:table-row>
          <table:table-cell table:style-name="Table1.A2" office:value-type="string">
            <text:p text:style-name="P6"><text:s/>Sets</text:p>
          </table:table-cell>
          <table:table-cell table:style-name="Table1.B2" office:value-type="string">
            <text:p text:style-name="P6">No mapping to VHDL. Ignored in translation.</text:p>
          </table:table-cell>
        </table:table-row>
        <table:table-row>
          <table:table-cell table:style-name="Table1.A2" office:value-type="string">
            <text:p text:style-name="P6"><text:s/>Constants</text:p>
          </table:table-cell>
          <table:table-cell table:style-name="Table1.B2" office:value-type="string">
            <text:p text:style-name="P6">Map to VHDL Constants (b) declared and initialised in the architecture declarative section.</text:p>
          </table:table-cell>
        </table:table-row>
        <table:table-row>
          <table:table-cell table:style-name="Table1.A2" office:value-type="string">
            <text:p text:style-name="P6"><text:s/>Axioms</text:p>
          </table:table-cell>
          <table:table-cell table:style-name="Table1.B2" office:value-type="string">
            <text:p text:style-name="P6">Contribute to mapping of (b).</text:p>
          </table:table-cell>
        </table:table-row>
        <table:table-row>
          <table:table-cell table:style-name="Table1.A2" office:value-type="string">
            <text:p text:style-name="P10">Component<text:span text:style-name="T18">s</text:span></text:p>
          </table:table-cell>
          <table:table-cell table:style-name="Table1.B2" office:value-type="string">
            <text:p text:style-name="P6">Map to entity/architecture <text:soft-page-break/>descriptions.</text:p>
          </table:table-cell>
        </table:table-row>
        <table:table-row>
          <table:table-cell table:style-name="Table1.A2" office:value-type="string">
            <text:p text:style-name="P6"><text:s/>Name</text:p>
          </table:table-cell>
          <table:table-cell table:style-name="Table1.B2" office:value-type="string">
            <text:p text:style-name="P6">Maps to the entity declaration 'name'.</text:p>
          </table:table-cell>
        </table:table-row>
        <table:table-row>
          <table:table-cell table:style-name="Table1.A2" office:value-type="string">
            <text:p text:style-name="P6"><text:s/>Variables</text:p>
          </table:table-cell>
          <table:table-cell table:style-name="Table1.B2" office:value-type="string">
            <text:p text:style-name="P6">Map to VHDL signals (c) declared and initialised in the architecture declarative section.</text:p>
          </table:table-cell>
        </table:table-row>
        <table:table-row>
          <table:table-cell table:style-name="Table1.A2" office:value-type="string">
            <text:p text:style-name="P6"><text:s/>Invariants</text:p>
          </table:table-cell>
          <table:table-cell table:style-name="Table1.B2" office:value-type="string">
            <text:p text:style-name="P2">Contribute to mapping of (c).</text:p>
          </table:table-cell>
        </table:table-row>
        <table:table-row>
          <table:table-cell table:style-name="Table1.A2" office:value-type="string">
            <text:p text:style-name="P6"><text:s/>Initialisations</text:p>
          </table:table-cell>
          <table:table-cell table:style-name="Table1.B2" office:value-type="string">
            <text:p text:style-name="P6">Contribute to mapping of (c).</text:p>
          </table:table-cell>
        </table:table-row>
        <table:table-row>
          <table:table-cell table:style-name="Table1.A2" office:value-type="string">
            <text:p text:style-name="P6"><text:s/>Sets</text:p>
          </table:table-cell>
          <table:table-cell table:style-name="Table1.B2" office:value-type="string">
            <text:p text:style-name="P6">No mapping to VHDL. Ignored in translation.</text:p>
          </table:table-cell>
        </table:table-row>
        <table:table-row>
          <table:table-cell table:style-name="Table1.A2" office:value-type="string">
            <text:p text:style-name="P6"><text:s/>Constants</text:p>
          </table:table-cell>
          <table:table-cell table:style-name="Table1.B2" office:value-type="string">
            <text:p text:style-name="P6">Map to VHDL Constants (d) declared and initialised in the architecture declarative section.</text:p>
          </table:table-cell>
        </table:table-row>
        <table:table-row>
          <table:table-cell table:style-name="Table1.A2" office:value-type="string">
            <text:p text:style-name="P6"><text:s/>Axioms </text:p>
          </table:table-cell>
          <table:table-cell table:style-name="Table1.B2" office:value-type="string">
            <text:p text:style-name="P6">Contribute to mapping of (d).</text:p>
          </table:table-cell>
        </table:table-row>
        <table:table-row>
          <table:table-cell table:style-name="Table1.A2" office:value-type="string">
            <text:p text:style-name="P6"><text:s/>Port-wake</text:p>
          </table:table-cell>
          <table:table-cell table:style-name="Table1.B2" office:value-type="string">
            <text:p text:style-name="P6">No mapping to VHDL. Ignored in translation: The port-wake is simulated by the test-bench.</text:p>
            <text:p text:style-name="P6"><text:s/>Variable reads are implemented using explicit assignment from signal to variable. Mapping information is obtained from the state-machine diagrams.</text:p>
          </table:table-cell>
        </table:table-row>
        <table:table-row>
          <table:table-cell table:style-name="Table1.A2" office:value-type="string">
            <text:p text:style-name="P6"><text:s/>Self-wake</text:p>
          </table:table-cell>
          <table:table-cell table:style-name="Table1.B2" office:value-type="string">
            <text:p text:style-name="P6">No mapping to VHDL. The self-wake is simulated by the test-bench.</text:p>
          </table:table-cell>
        </table:table-row>
        <table:table-row>
          <table:table-cell table:style-name="Table1.A2" office:value-type="string">
            <text:p text:style-name="P6"><text:s/>Transition</text:p>
          </table:table-cell>
          <table:table-cell table:style-name="Table1.B2" office:value-type="string">
            <text:p text:style-name="P6">No mapping to VHDL. Information is obtained from state-machine diagrams.</text:p>
          </table:table-cell>
        </table:table-row>
        <table:table-row>
          <table:table-cell table:style-name="Table1.A2" office:value-type="string">
            <text:p text:style-name="P6"><text:s/>Operation</text:p>
          </table:table-cell>
          <table:table-cell table:style-name="Table1.B2" office:value-type="string">
            <text:p text:style-name="P6">No mapping to VHDL. Mapping information is obtained from the state-machine diagrams.</text:p>
          </table:table-cell>
        </table:table-row>
        <table:table-row>
          <table:table-cell table:style-name="Table1.A2" office:value-type="string">
            <text:p text:style-name="P10">Process state-machine</text:p>
          </table:table-cell>
          <table:table-cell table:style-name="Table1.B2" office:value-type="string">
            <text:p text:style-name="P2">Maps to a concurrent process in the architecture. </text:p>
            <text:p text:style-name="P2"><text:s/>Describes a sequence of events occurring within a single clock cycle.</text:p>
            <text:p text:style-name="P2">A path formed by a sequence of transitions, between initial and final <text:span text:style-name="T45">nodes</text:span>, must be traversed in the single clock cycle.</text:p>
            <text:p text:style-name="P6"><text:s/>There is a single process state-machine per component.</text:p>
          </table:table-cell>
        </table:table-row>
        <table:table-row>
          <table:table-cell table:style-name="Table1.A2" office:value-type="string">
            <text:p text:style-name="P6"><text:s/>Name</text:p>
          </table:table-cell>
          <table:table-cell table:style-name="Table1.B2" office:value-type="string">
            <text:p text:style-name="P6">Not used, but may map to the name of the 'cycle' process if required.</text:p>
          </table:table-cell>
        </table:table-row>
        <table:table-row>
          <table:table-cell table:style-name="Table1.A2" office:value-type="string">
            <text:p text:style-name="P6"><text:s/>Initial <text:span text:style-name="T20">node</text:span></text:p>
          </table:table-cell>
          <table:table-cell table:style-name="Table1.B2" office:value-type="string">
            <text:p text:style-name="P6">No mapping to VHDL. Ignored in translation.</text:p>
          </table:table-cell>
        </table:table-row>
        <table:table-row>
          <table:table-cell table:style-name="Table1.A2" office:value-type="string">
            <text:p text:style-name="P6"><text:s text:c="2"/>Incoming <text:span text:style-name="T7">transition</text:span></text:p>
          </table:table-cell>
          <table:table-cell table:style-name="Table1.B2" office:value-type="string">
            <text:p text:style-name="P6">No mapping to VHDL. Ignored in translation.</text:p>
          </table:table-cell>
        </table:table-row>
        <table:table-row>
          <table:table-cell table:style-name="Table1.A2" office:value-type="string">
            <text:p text:style-name="P6"><text:s text:c="2"/><text:span text:style-name="T7">O</text:span>utgoing <text:span text:style-name="T7">transition</text:span></text:p>
          </table:table-cell>
          <table:table-cell table:style-name="Table1.B2" office:value-type="string">
            <text:p text:style-name="P2">The top-level initial <text:span text:style-name="T42">node</text:span>'s outgoing transition provides the entry point for the sequential behaviour. Subsequent (nested) initial <text:span text:style-name="T43">nodes</text:span> are removed during flattening.</text:p>
            <text:p text:style-name="P2"><text:s/>Guards/Actions of initial outgoing transitions, involving a junction target, will be accumulated during flattening.</text:p>
          </table:table-cell>
        </table:table-row>
        <table:table-row>
          <table:table-cell table:style-name="Table1.A2" office:value-type="string">
            <text:p text:style-name="P6"><text:s/>Final <text:span text:style-name="T20">node</text:span></text:p>
          </table:table-cell>
          <table:table-cell table:style-name="Table1.B2" office:value-type="string">
            <text:p text:style-name="P6">No mapping to VHDL. Ignored in translation.</text:p>
          </table:table-cell>
        </table:table-row>
        <text:soft-page-break/>
        <table:table-row>
          <table:table-cell table:style-name="Table1.A2" office:value-type="string">
            <text:p text:style-name="P6"><text:s text:c="2"/>Incoming <text:span text:style-name="T7">transition</text:span> </text:p>
          </table:table-cell>
          <table:table-cell table:style-name="Table1.B2" office:value-type="string">
            <text:p text:style-name="P6">No <text:span text:style-name="T35">mapping to VHDL </text:span>(since it will be mapped as a<text:span text:style-name="T7">nother</text:span> state's outgoing transition).</text:p>
          </table:table-cell>
        </table:table-row>
        <table:table-row>
          <table:table-cell table:style-name="Table1.A2" office:value-type="string">
            <text:p text:style-name="P6"><text:s text:c="2"/>Outgoing <text:span text:style-name="T7">transition</text:span></text:p>
          </table:table-cell>
          <table:table-cell table:style-name="Table1.B2" office:value-type="string">
            <text:p text:style-name="P6">No mapping to VHDL. Ignored in translation.</text:p>
          </table:table-cell>
        </table:table-row>
        <table:table-row>
          <table:table-cell table:style-name="Table1.A2" office:value-type="string">
            <text:p text:style-name="P6"><text:s/>State</text:p>
          </table:table-cell>
          <table:table-cell table:style-name="Table1.B2" office:value-type="string">
            <text:p text:style-name="P6">No mapping to VHDL. Removed in translation.</text:p>
          </table:table-cell>
        </table:table-row>
        <table:table-row>
          <table:table-cell table:style-name="Table1.A2" office:value-type="string">
            <text:p text:style-name="P6"><text:s text:c="2"/><text:span text:style-name="T51">Incoming transition</text:span></text:p>
          </table:table-cell>
          <table:table-cell table:style-name="Table1.B2" office:value-type="string">
            <text:p text:style-name="P32">No <text:span text:style-name="T35">mapping to VHDL </text:span>(since it will be mapped as a<text:span text:style-name="T7">nother</text:span> state's outgoing transition).</text:p>
          </table:table-cell>
        </table:table-row>
        <table:table-row>
          <table:table-cell table:style-name="Table1.A2" office:value-type="string">
            <text:p text:style-name="P32"><text:s text:c="2"/><text:span text:style-name="T51">Outgoing t</text:span>ransitions and elaborating events</text:p>
          </table:table-cell>
          <table:table-cell table:style-name="Table1.B2" office:value-type="string">
            <text:p text:style-name="P41">A single outgoing transition with no guard: Action maps to an assignment (<text:span text:style-name="T7">i.e. </text:span>forced progress).</text:p>
            <text:p text:style-name="P41"><text:s/>A single outgoing transition with a guard: <text:span text:style-name="T40">m</text:span>aps to a branch where the guards maps to the conditions, actions map to assignments (<text:span text:style-name="T7">i.e. there is p</text:span>otential non-progress/implicit self-<text:span text:style-name="T7">transition</text:span>).</text:p>
            <text:p text:style-name="P41"><text:s/>Multiple outgoing transitions map to branches and sub-branches.</text:p>
            <text:p text:style-name="P41"><text:s/>There is no guarantee of guard disjointness. <text:span text:style-name="T40">This would need to be addressed to reflect a deterministic implementation.</text:span> </text:p>
            <text:p text:style-name="P41"><text:s/>Guard incompleteness is a feature of the approach, resulting in potential non-progress (i.e. an implicit self-transition).</text:p>
            <text:p text:style-name="P42"><text:s/>When an event is encountered, that is referred to in a synchronous state-machine, a synchronous state-machine procedure call is created. The call (and procedure name) are based on the synchronous state-machine name. <text:span text:style-name="T1">See (</text:span><text:span text:style-name="T5">e</text:span><text:span text:style-name="T1">).</text:span></text:p>
          </table:table-cell>
        </table:table-row>
        <table:table-row>
          <table:table-cell table:style-name="Table1.A2" office:value-type="string">
            <text:p text:style-name="P6"><text:s/>Nested state-machine</text:p>
          </table:table-cell>
          <table:table-cell table:style-name="Table1.B2" office:value-type="string">
            <text:p text:style-name="P8">No mapping to VHDL. Removed in translation. </text:p>
            <text:p text:style-name="P30"><text:s/>A nested state-machine initial <text:span text:style-name="T41">node</text:span>'<text:span text:style-name="T41">s</text:span> outgoing transitions' elaborating events <text:span text:style-name="T41">should </text:span>match incoming transitions <text:span text:style-name="T41">(possibly defined higher in the refinement chain)</text:span>. The redundant transitions are removed during flattening.</text:p>
            <text:p text:style-name="P9"><text:s/><text:span text:style-name="T17">There is no transition from the parent state to any other state. Transitions to states outside of the nested state-machine come directly from nested states. An exiting transition may have a junction as the target node. <text:s/></text:span></text:p>
          </table:table-cell>
        </table:table-row>
        <table:table-row>
          <table:table-cell table:style-name="Table1.A2" office:value-type="string">
            <text:p text:style-name="P6"><text:s text:c="2"/>Name</text:p>
          </table:table-cell>
          <table:table-cell table:style-name="Table1.B2" office:value-type="string">
            <text:p text:style-name="P6">No mapping to VHDL. </text:p>
          </table:table-cell>
        </table:table-row>
        <table:table-row>
          <table:table-cell table:style-name="Table1.A2" office:value-type="string">
            <text:p text:style-name="P6"><text:s/>Any</text:p>
          </table:table-cell>
          <table:table-cell table:style-name="Table1.B2" office:value-type="string">
            <text:p text:style-name="P6">No mapping to VHDL.</text:p>
          </table:table-cell>
        </table:table-row>
        <table:table-row>
          <table:table-cell table:style-name="Table1.A2" office:value-type="string">
            <text:p text:style-name="P6"><text:s/>Junction</text:p>
          </table:table-cell>
          <table:table-cell table:style-name="Table1.B2" office:value-type="string">
            <text:p text:style-name="P2">No mapping to VHDL. Removed in translation.</text:p>
            <text:p text:style-name="P2"><text:s/>Guards/Actions of incoming/outgoing transitions, will be accumulated during flattening. </text:p>
            <text:p text:style-name="P6"><text:s/>Currently restricted to multiple <text:soft-page-break/>incoming – single outgoing Junctions.</text:p>
          </table:table-cell>
        </table:table-row>
        <table:table-row>
          <table:table-cell table:style-name="Table1.A2" office:value-type="string">
            <text:p text:style-name="P6"><text:s/>Fork/Join</text:p>
          </table:table-cell>
          <table:table-cell table:style-name="Table1.B2" office:value-type="string">
            <text:p text:style-name="P6">No mapping to VHDL.</text:p>
          </table:table-cell>
        </table:table-row>
        <table:table-row>
          <table:table-cell table:style-name="Table1.A2" office:value-type="string">
            <text:p text:style-name="P6"><text:s/>Invariant</text:p>
          </table:table-cell>
          <table:table-cell table:style-name="Table1.B2" office:value-type="string">
            <text:p text:style-name="P6">No mapping to VHDL.</text:p>
          </table:table-cell>
        </table:table-row>
        <table:table-row>
          <table:table-cell table:style-name="Table1.A2" office:value-type="string">
            <text:p text:style-name="P11">Synchronous state-machine</text:p>
          </table:table-cell>
          <table:table-cell table:style-name="Table1.B2" office:value-type="string">
            <text:p text:style-name="P21">A synchronous state-machine maps to a procedure definition. </text:p>
            <text:p text:style-name="P26"><text:span text:style-name="T1"><text:s/>The </text:span><text:span text:style-name="T2">events of a synchronous state-machine</text:span><text:span text:style-name="T1"> should </text:span><text:span text:style-name="T2">elaborated</text:span><text:span text:style-name="T1"> in exactly one transition, in the process state-machine. </text:span><text:span text:style-name="T3">This maps to a procedure call</text:span><text:span text:style-name="T1"> in the process state-machine </text:span><text:span text:style-name="T3">implementation</text:span><text:span text:style-name="T1"> </text:span><text:span text:style-name="T4">(calling </text:span><text:span text:style-name="T1">once per clock cycle?</text:span><text:span text:style-name="T4">)</text:span><text:span text:style-name="T1">.</text:span></text:p>
          </table:table-cell>
        </table:table-row>
        <table:table-row>
          <table:table-cell table:style-name="Table1.A2" office:value-type="string">
            <text:p text:style-name="P12"><text:s/><text:span text:style-name="T8">Name</text:span></text:p>
          </table:table-cell>
          <table:table-cell table:style-name="Table1.B2" office:value-type="string">
            <text:p text:style-name="P14">The procedure name <text:span text:style-name="T19">is</text:span> based on the synchronous state-machine name.</text:p>
            <text:p text:style-name="P17"><text:s/><text:span text:style-name="T27">The procedure name (e) is </text:span><text:span text:style-name="T25">do_*</text:span><text:span text:style-name="T27">, w</text:span>here * represents the state-machine name.</text:p>
          </table:table-cell>
        </table:table-row>
        <table:table-row>
          <table:table-cell table:style-name="Table1.A2" office:value-type="string">
            <text:p text:style-name="P12"><text:s/><text:span text:style-name="T8">Initial node</text:span></text:p>
          </table:table-cell>
          <table:table-cell table:style-name="Table1.B2" office:value-type="string">
            <text:p text:style-name="P15">No mapping to VHDL.</text:p>
          </table:table-cell>
        </table:table-row>
        <table:table-row>
          <table:table-cell table:style-name="Table1.A2" office:value-type="string">
            <text:p text:style-name="P13"><text:s text:c="2"/>Incoming <text:span text:style-name="T7">transition</text:span> </text:p>
          </table:table-cell>
          <table:table-cell table:style-name="Table1.B2" office:value-type="string">
            <text:p text:style-name="P15">No mapping to VHDL.</text:p>
          </table:table-cell>
        </table:table-row>
        <table:table-row>
          <table:table-cell table:style-name="Table1.A2" office:value-type="string">
            <text:p text:style-name="P13"><text:s text:c="2"/>Outgoing <text:span text:style-name="T7">transition</text:span></text:p>
          </table:table-cell>
          <table:table-cell table:style-name="Table1.B2" office:value-type="string">
            <text:p text:style-name="P25"><text:span text:style-name="T6">No mapping to VHDL. A</text:span>ctions of the initial <text:span text:style-name="T44">node's</text:span> outgoing transition are ignored. Component variable initialisations are defined at the component-level.</text:p>
          </table:table-cell>
        </table:table-row>
        <table:table-row>
          <table:table-cell table:style-name="Table1.A2" office:value-type="string">
            <text:p text:style-name="P12"><text:s/><text:span text:style-name="T8">Final node</text:span></text:p>
          </table:table-cell>
          <table:table-cell table:style-name="Table1.B2" office:value-type="string">
            <text:p text:style-name="P16">No mapping to VHDL.</text:p>
          </table:table-cell>
        </table:table-row>
        <table:table-row>
          <table:table-cell table:style-name="Table1.A2" office:value-type="string">
            <text:p text:style-name="P13"><text:s text:c="2"/>Incoming <text:span text:style-name="T7">transition</text:span> </text:p>
          </table:table-cell>
          <table:table-cell table:style-name="Table1.B2" office:value-type="string">
            <text:p text:style-name="P16">No mapping to VHDL.</text:p>
          </table:table-cell>
        </table:table-row>
        <table:table-row>
          <table:table-cell table:style-name="Table1.A2" office:value-type="string">
            <text:p text:style-name="P13"><text:s text:c="2"/>Outgoing <text:span text:style-name="T7">transition</text:span></text:p>
          </table:table-cell>
          <table:table-cell table:style-name="Table1.B2" office:value-type="string">
            <text:p text:style-name="P16">No mapping to VHDL.</text:p>
          </table:table-cell>
        </table:table-row>
        <table:table-row>
          <table:table-cell table:style-name="Table1.A2" office:value-type="string">
            <text:p text:style-name="P12"><text:s/><text:span text:style-name="T8">State</text:span></text:p>
          </table:table-cell>
          <table:table-cell table:style-name="Table1.B2" office:value-type="string">
            <text:p text:style-name="P18">Each state forms the basis of a case <text:span text:style-name="T53">block</text:span> <text:span text:style-name="T52">(f)</text:span> in the implemen<text:span text:style-name="T37">ta</text:span>tion.</text:p>
          </table:table-cell>
        </table:table-row>
        <table:table-row>
          <table:table-cell table:style-name="Table1.A2" office:value-type="string">
            <text:p text:style-name="P35"><text:s text:c="2"/>Incoming <text:span text:style-name="T7">transition</text:span> </text:p>
          </table:table-cell>
          <table:table-cell table:style-name="Table1.B2" office:value-type="string">
            <text:p text:style-name="P35">No <text:span text:style-name="T36">mapping to VHDL</text:span> (since it will be mapped as a<text:span text:style-name="T7">nother</text:span> state's outgoing transition).</text:p>
          </table:table-cell>
        </table:table-row>
        <table:table-row>
          <table:table-cell table:style-name="Table1.A2" office:value-type="string">
            <text:p text:style-name="P35"><text:span text:style-name="T8"><text:s text:c="2"/>Outgoing transitions and elaborating <text:s text:c="3"/>events</text:span></text:p>
          </table:table-cell>
          <table:table-cell table:style-name="Table1.B2" office:value-type="string">
            <text:p text:style-name="P43">A single outgoing transition with no guard: <text:span text:style-name="T38">The a</text:span>ction<text:span text:style-name="T38">s</text:span> map to assignment<text:span text:style-name="T38">s</text:span> (<text:span text:style-name="T7">i.e. </text:span>forced progress).</text:p>
            <text:p text:style-name="P43"><text:s/>A single outgoing transition with a guard: <text:span text:style-name="T38">m</text:span>aps to a branch, where the guards maps to conditions <text:span text:style-name="T38">and</text:span> actions map to assignments (<text:span text:style-name="T38">note, p</text:span>otential non-progress/implicit self-<text:span text:style-name="T7">transition</text:span>).</text:p>
            <text:p text:style-name="P43"><text:s/>Multiple outgoing transitions map to branches and sub-branches, <text:span text:style-name="T38">also with an implicit self-transition.</text:span></text:p>
            <text:p text:style-name="P43"><text:s/>There is no <text:span text:style-name="T39">proof</text:span> of guard disjointness, <text:span text:style-name="T39">but PO's should be generated to reflect a deterministic implementation</text:span>. </text:p>
            <text:p text:style-name="P35"><text:s/>Guard incompleteness is a feature of the approach, resulting in potential non-progress (i.e. an implicit self-transition).</text:p>
          </table:table-cell>
        </table:table-row>
        <table:table-row>
          <table:table-cell table:style-name="Table1.A2" office:value-type="string">
            <text:p text:style-name="P12"><text:s text:c="2"/><text:span text:style-name="T21">Name</text:span></text:p>
          </table:table-cell>
          <table:table-cell table:style-name="Table1.B2" office:value-type="string">
            <text:p text:style-name="P22"><text:span text:style-name="T19">Each synchronous state-machine has an enumerated type </text:span><text:span text:style-name="T24">*_states</text:span><text:span text:style-name="T6"> representing the possible states of a state-machine progress counter, </text:span><text:span text:style-name="T11">w</text:span><text:span text:style-name="T10">here * </text:span><text:span text:style-name="T12">is</text:span><text:span text:style-name="T10"> the state-machine name.</text:span></text:p>
            <text:p text:style-name="P23"><text:span text:style-name="T10"><text:s/>Each state name maps to a value in </text:span><text:span text:style-name="T11">the</text:span><text:span text:style-name="T10"> </text:span><text:soft-page-break/><text:span text:style-name="T10">enumeration.</text:span></text:p>
            <text:p text:style-name="P5"><text:s/>A variable * <text:span text:style-name="T28">of</text:span> type <text:span text:style-name="T23">*_states</text:span> records the current state-machine <text:span text:style-name="T29">counter value</text:span>.</text:p>
            <text:p text:style-name="P23"><text:span text:style-name="T10"><text:s/></text:span><text:span text:style-name="T13">A case </text:span><text:span text:style-name="T16">block</text:span><text:span text:style-name="T13"> </text:span><text:span text:style-name="T15">(f)</text:span><text:span text:style-name="T13"> is produced of the form:</text:span></text:p>
            <text:p text:style-name="P47"><text:s text:c="8"/>case * is</text:p>
            <text:p text:style-name="P24"><text:span text:style-name="T16">each name maps to </text:span><text:span text:style-name="T9">a </text:span><text:span text:style-name="T16">case</text:span><text:span text:style-name="T9"> statement,</text:span></text:p>
            <text:p text:style-name="P48"><text:s text:c="8"/>when name =&gt; …</text:p>
            <text:p text:style-name="P24"><text:span text:style-name="T13">f</text:span><text:span text:style-name="T9">or each state </text:span><text:span text:style-name="T16">name</text:span><text:span text:style-name="T9"> </text:span><text:span text:style-name="T14">in </text:span><text:span text:style-name="T26">*_states</text:span><text:span text:style-name="T9">.</text:span></text:p>
            <text:p text:style-name="P3"><text:s/>A variable <text:span text:style-name="T23">next_*, of type *_states,</text:span> records the next state-machine <text:span text:style-name="T29">counter value</text:span>, <text:span text:style-name="T30">i.e. </text:span>the <text:span text:style-name="T28">value of the state-machine counter after the</text:span> next clock tick. </text:p>
            <text:p text:style-name="P17"><text:s/>A constant <text:span text:style-name="T23">init_* of type *_states</text:span> records the initial value of the state-machine <text:span text:style-name="T31">counter</text:span>, <text:span text:style-name="T22">to facilitate a reset</text:span>.</text:p>
          </table:table-cell>
        </table:table-row>
        <table:table-row>
          <table:table-cell table:style-name="Table1.A2" office:value-type="string">
            <text:p text:style-name="P12"><text:s/><text:span text:style-name="T8">Any</text:span></text:p>
          </table:table-cell>
          <table:table-cell table:style-name="Table1.B2" office:value-type="string">
            <text:p text:style-name="P33">No mapping to VHDL.</text:p>
          </table:table-cell>
        </table:table-row>
        <table:table-row>
          <table:table-cell table:style-name="Table1.A2" office:value-type="string">
            <text:p text:style-name="P12"><text:s/><text:span text:style-name="T8">Junction</text:span></text:p>
          </table:table-cell>
          <table:table-cell table:style-name="Table1.B2" office:value-type="string">
            <text:p text:style-name="P37">No mapping to VHDL. Removed in translation.</text:p>
            <text:p text:style-name="P37"><text:s/>Guards/Actions of incoming/outgoing transitions, will be accumulated during flattening. </text:p>
            <text:p text:style-name="P33"><text:s/>Currently restricted to multiple incoming – single outgoing Junctions.</text:p>
          </table:table-cell>
        </table:table-row>
        <table:table-row>
          <table:table-cell table:style-name="Table1.A2" office:value-type="string">
            <text:p text:style-name="P12"><text:s/><text:span text:style-name="T8">Fork/Join</text:span></text:p>
          </table:table-cell>
          <table:table-cell table:style-name="Table1.B2" office:value-type="string">
            <text:p text:style-name="P34">No mapping to VHDL.</text:p>
          </table:table-cell>
        </table:table-row>
        <table:table-row>
          <table:table-cell table:style-name="Table1.A2" office:value-type="string">
            <text:p text:style-name="P12"><text:s/><text:span text:style-name="T8">Nested state-machine</text:span></text:p>
          </table:table-cell>
          <table:table-cell table:style-name="Table1.B2" office:value-type="string">
            <text:p text:style-name="P8">No mapping to VHDL. Removed in translation. </text:p>
            <text:p text:style-name="P31"><text:s/>A nested state-machine initial <text:span text:style-name="T41">node</text:span>'<text:span text:style-name="T41">s</text:span> outgoing transitions' elaborating events <text:span text:style-name="T41">should </text:span>match incoming transitions <text:span text:style-name="T41">(possibly defined higher in the refinement chain)</text:span>. The redundant transitions are removed during flattening.</text:p>
            <text:p text:style-name="P9"><text:s/><text:span text:style-name="T17">There is no transition from the parent state to any other state. Transitions to states outside of the nested state-machine come directly from nested states. An exiting transition may have a junction as the target node. <text:s/></text:span></text:p>
          </table:table-cell>
        </table:table-row>
        <table:table-row>
          <table:table-cell table:style-name="Table1.A2" office:value-type="string">
            <text:p text:style-name="P12"><text:s/><text:span text:style-name="T8">Invariant</text:span></text:p>
          </table:table-cell>
          <table:table-cell table:style-name="Table1.B2" office:value-type="string">
            <text:p text:style-name="P34">No mapping to VHDL.</text:p>
          </table:table-cell>
        </table:table-row>
        <table:table-row>
          <table:table-cell table:style-name="Table1.A2" office:value-type="string">
            <text:p text:style-name="P7">Asynchronous state-machine</text:p>
          </table:table-cell>
          <table:table-cell table:style-name="Table1.B2" office:value-type="string">
            <text:p text:style-name="P7">No mapping to VHDL.</text:p>
          </table:table-cell>
        </table:table-row>
        <table:table-row>
          <table:table-cell table:style-name="Table1.A2" office:value-type="string">
            <text:p text:style-name="P11">Connectors</text:p>
          </table:table-cell>
          <table:table-cell table:style-name="Table1.B2" office:value-type="string">
            <text:p text:style-name="P49">Map to ports in the entity.</text:p>
          </table:table-cell>
        </table:table-row>
        <table:table-row>
          <table:table-cell table:style-name="Table1.A2" office:value-type="string">
            <text:p text:style-name="P7"><text:s/>Name </text:p>
          </table:table-cell>
          <table:table-cell table:style-name="Table1.B2" office:value-type="string">
            <text:p text:style-name="P50">The name of port in upper-case corresponds to <text:span text:style-name="T55">a </text:span>lower-case <text:span text:style-name="T55">Event-B variable (g)</text:span>. <text:span text:style-name="T55">The variable maps to a portName in a port declaration.</text:span></text:p>
            <text:p text:style-name="P49">The <text:span text:style-name="T56">portName</text:span> is used to read incoming values, and write outgoing values.</text:p>
          </table:table-cell>
        </table:table-row>
        <table:table-row>
          <table:table-cell table:style-name="Table1.A2" office:value-type="string">
            <text:p text:style-name="P7"><text:s/>Type</text:p>
          </table:table-cell>
          <table:table-cell table:style-name="Table1.B2" office:value-type="string">
            <text:p text:style-name="P52">Not mapped to VHDL, but used to identify (g) the variable describing the<text:span text:style-name="T54"> port dataType in the port declaration.</text:span></text:p>
          </table:table-cell>
        </table:table-row>
        <table:table-row>
          <table:table-cell table:style-name="Table1.A2" office:value-type="string">
            <text:p text:style-name="P7"><text:s/>Initial</text:p>
          </table:table-cell>
          <table:table-cell table:style-name="Table1.B2" office:value-type="string">
            <text:p text:style-name="P52">Not mapped to VHDL, the variable initialisation (related to (g)) is not used in the port declaration.</text:p>
          </table:table-cell>
        </table:table-row>
        <text:soft-page-break/>
        <table:table-row>
          <table:table-cell table:style-name="Table1.A2" office:value-type="string">
            <text:p text:style-name="P20"><text:s/><text:span text:style-name="T54">Link</text:span></text:p>
          </table:table-cell>
          <table:table-cell table:style-name="Table1.B2" office:value-type="string">
            <text:p text:style-name="P51">Maps to the <text:span text:style-name="T57">mode (in/out) of the portName.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10-08T12:49:01.278017011</dc:date>
    <meta:editing-duration>PT3H29M24S</meta:editing-duration>
    <meta:editing-cycles>82</meta:editing-cycles>
    <meta:document-statistic meta:table-count="1" meta:image-count="0" meta:object-count="0" meta:page-count="6" meta:paragraph-count="168" meta:word-count="1382" meta:character-count="9452" meta:non-whitespace-character-count="8097"/>
  </office:meta>
</office:document-meta>
</file>